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Standard">
      <style:paragraph-properties fo:text-align="center" style:justify-single-word="false"/>
      <style:text-properties fo:font-size="22pt" style:font-size-asian="22pt" style:font-size-complex="2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Ny fransk-nordisk Skole</text:p>
      <text:p text:style-name="P4"/>
      <text:p text:style-name="P4"/>
      <text:p text:style-name="P4">Undervisning på</text:p>
      <text:p text:style-name="P4">Den dansk-franske Skole</text:p>
      <text:p text:style-name="P4"/>
      <text:p text:style-name="P4">Årlig Evaluering</text:p>
      <text:p text:style-name="P4"/>
      <text:p text:style-name="P4">2012-04-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1">Resumé<text:tab/>2</text:p>
          <text:p text:style-name="P1">Introduktion<text:tab/>3</text:p>
          <text:p text:style-name="P1">Beskrivelse af skolen<text:tab/>3</text:p>
          <text:p text:style-name="P1">historie, motivation, identitet<text:tab/>3</text:p>
          <text:p text:style-name="P1">Samspillet mellem personlig og faglig udvikling<text:tab/>3</text:p>
          <text:p text:style-name="P1">Integreret børnehave og skole, fælles model<text:tab/>3</text:p>
          <text:p text:style-name="P1">Model for den personlige udvikling<text:tab/>4</text:p>
          <text:p text:style-name="P1">Lærerens rolle i elev/lærer/forældre-gruppen<text:tab/>4</text:p>
          <text:p text:style-name="P1">Model for den faglige udvikling<text:tab/>4</text:p>
          <text:p text:style-name="P1">Participatorisk - forældrenes og støttegruppens rolle<text:tab/>4</text:p>
          <text:p text:style-name="P3">barnets egen rytme, aldersblandet<text:tab/>5</text:p>
          <text:p text:style-name="P3">Motivations- og interessebaseret undervisning<text:tab/>5</text:p>
          <text:p text:style-name="P1">Multikulturel, fokus på flersprogethed<text:tab/>5</text:p>
          <text:p text:style-name="P1">Løbende evaluering, tests og feedback<text:tab/>5</text:p>
          <text:p text:style-name="P1">Evaluering: elevernes personlige udvikling<text:tab/>5</text:p>
          <text:p text:style-name="P1">Evaluering: elevernes faglige udvikling<text:tab/>6</text:p>
          <text:p text:style-name="P3">Sprog og interaktion, dansk <text:tab/>6</text:p>
          <text:p text:style-name="P3">Sprog og interaktion, <text:s/>fransk <text:tab/>6</text:p>
          <text:p text:style-name="P3">Sprog og interaktion, andre sprog<text:tab/>6</text:p>
          <text:p text:style-name="P3">Matematik<text:tab/>6</text:p>
          <text:p text:style-name="P3">Kunst og kultur<text:tab/>6</text:p>
          <text:p text:style-name="P3">Idræt og sundhed<text:tab/>6</text:p>
          <text:p text:style-name="P3">Natur, Teknik og IT<text:tab/>6</text:p>
          <text:p text:style-name="P1">Evaluering: Lærernes præstationer<text:tab/>6</text:p>
          <text:p text:style-name="P3"><text:s/>høje forventninger<text:tab/>6</text:p>
          <text:p text:style-name="P3">god stemning<text:tab/>6</text:p>
          <text:p text:style-name="P3"><text:s/>målrettet,<text:tab/>7</text:p>
          <text:p text:style-name="P3">sigte mod forståelse <text:tab/>7</text:p>
          <text:p text:style-name="P3">klasseledelse<text:tab/>7</text:p>
          <text:p text:style-name="P3">feedback<text:tab/>7</text:p>
          <text:p text:style-name="P1">Overordnet evaluering af rammerne for undervisningen og skolens pædagogiske værktøjer<text:tab/>7</text:p>
          <text:p text:style-name="P3">aldersblanding. <text:tab/>7</text:p>
          <text:p text:style-name="P3">forældredeltagelse<text:tab/>7</text:p>
          <text:p text:style-name="P3">skalering<text:tab/>7</text:p>
          <text:p text:style-name="P1">Appendix: overensstemmelse mellem skolens personlighedsudviklingsmodel og KKs Pædagogisk Perspektiv<text:tab/>8</text:p>
          <text:p text:style-name="P1">Appendix: overensstemmelse mellem kravene i matematik i Danmark, Finland og Frankrig<text:tab/>8</text:p>
          <text:p text:style-name="P1">Appendix: eksempel på test<text:tab/>8</text:p>
          <text:p text:style-name="P1">Appendix: eksempel på punktevaluering af spontant forløb<text:tab/>8</text:p>
          <text:p text:style-name="P1">Appendix: evaluering af personlig udvikling<text:tab/>8</text:p>
          <text:p text:style-name="P1">Referencer<text:tab/>8</text:p>
        </text:index-body>
      </text:table-of-content>
      <text:h text:style-name="Heading_20_2" text:outline-level="2"/>
      <text:h text:style-name="Heading_20_2" text:outline-level="2">Resumé</text:h>
      <text:p text:style-name="Text_20_body"><text:line-break/>[executive summary]</text:p>
      <text:h text:style-name="Heading_20_2" text:outline-level="2"><text:soft-page-break/></text:h>
      <text:h text:style-name="Heading_20_2" text:outline-level="2">Introduktion</text:h>
      <text:p text:style-name="Text_20_body"><text:line-break/>[todo]</text:p>
      <text:p text:style-name="Text_20_body"/>
      <text:h text:style-name="Heading_20_2" text:outline-level="2">Beskrivelse af skolen</text:h>
      <text:p text:style-name="Standard">[todo: intro-paragraf,siden august 2010 skolens sammensætning (1-4 lærere tilstede (gennemsnitligt 2.5), elever(4 heltids, 4 deltids, hvoraf en autist), 3 dansk-fransk-sprogede børn, 5 dansk-sprogede, støttegruppe(?))]</text:p>
      <text:h text:style-name="Heading_20_2" text:outline-level="2">historie, motivation, identitet</text:h>
      <text:p text:style-name="Standard"/>
      <text:p text:style-name="Text_20_body">[todo: siden 2010, “privat” behov for dansk-fransk system, mulighed for at tænke skolesystem from scratch (multialder, multikulturel, participatorisk), egenmotivation, kombination af “tryghed” og “excellence”, god komplementaritet mellem fransk og dansk (undervisnings)kultur . forløb 1. år problematisk, 2. år meget velfungerende, Freinet, egnet til innovation, opgør med industrialiseringens skole. Hent inspiration hvor det er relevant, navnlig i det finske skolesystem.</text:p>
      <text:p text:style-name="Text_20_body">opbygning af en skole/klassekultur échange-entraide-émulation mhp. at skabe en selvstændigt fungerende klasse, et mini-samfund så at sige, hvor de ældre/dygtigere hjælper dem, der har brug for det. </text:p>
      <text:p text:style-name="Text_20_body">] </text:p>
      <text:p text:style-name="Standard"/>
      <text:p text:style-name="Standard"/>
      <text:h text:style-name="Heading_20_2" text:outline-level="2">Samspillet mellem personlig og faglig udvikling</text:h>
      <text:p text:style-name="Text_20_body"><text:line-break/>[todo: det hele menneske, alsidig personlig udvikling (herunder social udvikling), interaktion mellem mennesker, synergi mellem faglig, social og personlig udvikling </text:p>
      <text:p text:style-name="Text_20_body">faglig -&gt; social: succes i gruppen skaber en god stemning, motiverer + videreformidling af faglighed (færdigheder, viden mm.) forstærker den sociale kapital. </text:p>
      <text:p text:style-name="Text_20_body">social -&gt; faglig: læring er mest effektiv igennem en interaktion med andre mennesker, mentor-læring</text:p>
      <text:p text:style-name="Text_20_body">“det er sjovere, når man kan”</text:p>
      <text:p text:style-name="Text_20_body">diagram (iterativ proces)</text:p>
      <text:p text:style-name="Text_20_body">forberedelse til livslang læring</text:p>
      <text:p text:style-name="Text_20_body">] </text:p>
      <text:h text:style-name="Heading_20_2" text:outline-level="2">Integreret børnehave og skole, fælles model</text:h>
      <text:p text:style-name="Text_20_body"><text:line-break/>[todo: personlig udvikling relevant hele livet, ikke kun i dagtilbuddet. børn er naturligt nysgerrige, også indenfor områder, der traditionelt betegnes som “fag”</text:p>
      <text:p text:style-name="Text_20_body">skolens model for personlig udvikling (selvværd, motivation, nysgerrighed), trygge rammer, sociale <text:soft-page-break/>relationer, tillid, fag.</text:p>
      <text:p text:style-name="Standard"/>
      <text:p text:style-name="Standard">]</text:p>
      <text:p text:style-name="Standard"/>
      <text:h text:style-name="Heading_20_2" text:outline-level="2">Model for den personlige udvikling</text:h>
      <text:p text:style-name="Text_20_body"/>
      <text:p text:style-name="Text_20_body">Blueschool's model (Helten, Tricksteren, Kunstneren, Den Uskyldige, Gruppemedlemmet, Videnskabsmanden) + Akrobaten. beskrivelse + eksempler på hvert af dem, eksempler på lærernes brug af modellen “orv, det var en trickster”. Der arbejdes med gruppen elever+lærere+forældre. Nævn støttegruppen. </text:p>
      <text:p text:style-name="Text_20_body">overensstemmelse med Københavns Kommunes læreplanerplaner for dagtilbud - detaljer i appendix</text:p>
      <text:p text:style-name="Text_20_body"/>
      <text:h text:style-name="Heading_20_2" text:outline-level="2">Lærerens rolle i elev/lærer/forældre-gruppen</text:h>
      <text:p text:style-name="Text_20_body">[<text:line-break/> - høje forventninger<text:line-break/> - god stemning (positiv atmosfære, forhold mellem levende mennesker, trygt, positivt tillidsforhold, flere år)<text:line-break/> - målrettet, velstruktureret, klar undervisning (plan, logisk sammenhæng, mål, hvorfor)<text:line-break/> - sigte mod forståelse (komme op på et højere niveau, se sammenhængen, ikke brokker)<text:line-break/> - klasseledelse (disciplin)<text:line-break/> - feedback<text:line-break/>]</text:p>
      <text:h text:style-name="Heading_20_2" text:outline-level="2">Model for den faglige udvikling</text:h>
      <text:p text:style-name="Text_20_body"/>
      <text:p text:style-name="Text_20_body">Centrala ämnesområden i förskoleundervisningen är</text:p>
      <text:p text:style-name="Text_20_body">språk och interaktion</text:p>
      <text:p text:style-name="Text_20_body">matematik</text:p>
      <text:p text:style-name="Text_20_body">etik och livsåskådning</text:p>
      <text:p text:style-name="Text_20_body">natur och miljö</text:p>
      <text:p text:style-name="Text_20_body">hälsa</text:p>
      <text:p text:style-name="Text_20_body">fysisk och motorisk utveckling</text:p>
      <text:p text:style-name="Text_20_body">konst och kultur</text:p>
      <text:p text:style-name="Text_20_body"/>
      <text:h text:style-name="Heading_20_2" text:outline-level="2">Participatorisk - forældrenes og støttegruppens rolle</text:h>
      <text:p text:style-name="Text_20_body">[integration af skolen i det omkringliggende samfund. skolen ud i samfundet, samfundet ind i skolen</text:p>
      <text:p text:style-name="Text_20_body">samarbejde med Ange Optimziation (CSR) citat Marc Cromme. samarbejde med forældre, workshops,</text:p>
      <text:p text:style-name="Text_20_body">skolens fungerende leder er i sit øvrige virke adminstrerende direktør hos Ange Optimization</text:p>
      <text:p text:style-name="Text_20_body"><text:soft-page-break/>regler for forældredeltagelse (man agerer for klassen, ikke særligt for sit eget barn. I skolen er det skolens regler, og ikke familiens, der gælder)</text:p>
      <text:p text:style-name="Text_20_body">eksempler workshops, der har fundet sted, ekskursioner (light and shadow, tur til containerskib, evt. skraldemuseum)</text:p>
      <text:p text:style-name="Text_20_body">]</text:p>
      <text:p text:style-name="Text_20_body"/>
      <text:h text:style-name="Heading_20_3" text:outline-level="3">barnets egen rytme, aldersblandet</text:h>
      <text:p text:style-name="Text_20_body">[</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3" text:outline-level="3">Motivations- og interessebaseret undervisning</text:h>
      <text:p text:style-name="Text_20_body"><text:line-break/>[todo: hvordan man motiverer, argumentere for hvorfor, om muligt tage udgangspunkt i barnets interesse, barnets følelse af ejerskab, så idéer, lade dem spire, høste. lederskab som central lærerkompetence (som ikke indgår i pensum på den danske læreruddannelse). ]</text:p>
      <text:p text:style-name="Text_20_body"/>
      <text:h text:style-name="Heading_20_2" text:outline-level="2">Multikulturel, fokus på flersprogethed</text:h>
      <text:p text:style-name="Text_20_body">[fordi sprog læres bedst i en ung alder</text:p>
      <text:p text:style-name="Text_20_body">giver mulighed for at navigere gnidningsfrit i flere kulturer</text:p>
      <text:p text:style-name="Text_20_body">giver mulighed for at perspektivere sin egen kultur]</text:p>
      <text:p text:style-name="Standard"/>
      <text:h text:style-name="Heading_20_2" text:outline-level="2">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punktvise evalueringer af forløb på hjemmesiden. Eksempel på punktevaluering i appendix</text:p>
      <text:p text:style-name="Text_20_body">]</text:p>
      <text:h text:style-name="Heading_20_3" text:outline-level="3"><text:soft-page-break/></text:h>
      <text:h text:style-name="Heading_20_2" text:outline-level="2"/>
      <text:h text:style-name="Heading_20_2" text:outline-level="2">Evaluering: elevernes personlige udvikling</text:h>
      <text:p text:style-name="Text_20_body">[kvalitativ vurdering</text:p>
      <text:p text:style-name="Text_20_body">foretages sammen med forældrene</text:p>
      <text:p text:style-name="Text_20_body">skema for vurdering evaluering af personlig udvikling i appendix]</text:p>
      <text:h text:style-name="Heading_20_2" text:outline-level="2">Evaluering: elevernes faglige udvikling</text:h>
      <text:h text:style-name="Heading_20_3" text:outline-level="3">Sprog og interaktion, dansk </text:h>
      <text:p text:style-name="Text_20_body">[(graf)]</text:p>
      <text:h text:style-name="Heading_20_3" text:outline-level="3">Sprog og interaktion, <text:s/>fransk </text:h>
      <text:p text:style-name="Text_20_body">[(graf)]</text:p>
      <text:h text:style-name="Heading_20_3" text:outline-level="3">Sprog og interaktion, andre sprog</text:h>
      <text:p text:style-name="Text_20_body"> - kinesisk</text:p>
      <text:p text:style-name="Text_20_body"><text:s text:c="2"/>- tysk + engelsk</text:p>
      <text:h text:style-name="Heading_20_3" text:outline-level="3">Matematik</text:h>
      <text:p text:style-name="Text_20_body"><text:s/>(graf, ink. franske forventninger, detaljer i appendix)</text:p>
      <text:p text:style-name="Text_20_body"/>
      <text:h text:style-name="Heading_20_3" text:outline-level="3">Etik og livsanskuelse</text:h>
      <text:p text:style-name="Text_20_body"/>
      <text:p text:style-name="Text_20_body">[oplæring til demokrati, demokratisk proces ifm. udarbejdelse af regler]<text:line-break/></text:p>
      <text:h text:style-name="Heading_20_3" text:outline-level="3">Kunst og kultur</text:h>
      <text:p text:style-name="Text_20_body"> - musik<text:line-break/> - billedkunst</text:p>
      <text:p text:style-name="Text_20_body"/>
      <text:h text:style-name="Heading_20_3" text:outline-level="3">Idræt og sundhed</text:h>
      <text:p text:style-name="Text_20_body">[]</text:p>
      <text:p text:style-name="Text_20_body"/>
      <text:h text:style-name="Heading_20_3" text:outline-level="3"><text:soft-page-break/>Natur, Teknik og IT</text:h>
      <text:p text:style-name="Text_20_body"><text:line-break/>[]</text:p>
      <text:p text:style-name="Text_20_body"> </text:p>
      <text:p text:style-name="Text_20_body"/>
      <text:h text:style-name="Heading_20_2" text:outline-level="2">Evaluering: Lærernes præstationer</text:h>
      <text:h text:style-name="Heading_20_3" text:outline-level="3"><text:s/>høje forventninger</text:h>
      <text:p text:style-name="Text_20_body">[]</text:p>
      <text:h text:style-name="Heading_20_3" text:outline-level="3">god stemning</text:h>
      <text:p text:style-name="Text_20_body"><text:s/>(positiv atmosfære, forhold mellem levende mennesker, trygt, positivt tillidsforhold, flere år)<text:line-break/>[]</text:p>
      <text:h text:style-name="Heading_20_3" text:outline-level="3"><text:s/>målrettet,</text:h>
      <text:p text:style-name="Text_20_body"><text:s/>velstruktureret, klar undervisning (plan, logisk sammenhæng, mål, hvorfor)<text:line-break/>[]</text:p>
      <text:h text:style-name="Heading_20_3" text:outline-level="3">sigte mod forståelse </text:h>
      <text:p text:style-name="Text_20_body">(komme op på et højere niveau, se sammenhængen, ikke brokker)<text:line-break/>[]</text:p>
      <text:h text:style-name="Heading_20_3" text:outline-level="3">klasseledelse</text:h>
      <text:p text:style-name="Text_20_body">[ (disciplin og respekt)]<text:line-break/> </text:p>
      <text:h text:style-name="Heading_20_3" text:outline-level="3">feedback</text:h>
      <text:p text:style-name="Text_20_body"><text:line-break/>[]</text:p>
      <text:h text:style-name="Heading_20_2" text:outline-level="2">Overordnet evaluering af rammerne for undervisningen og skolens pædagogiske værktøjer</text:h>
      <text:p text:style-name="Text_20_body"/>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
      <text:h text:style-name="Heading_20_3" text:outline-level="3"><text:soft-page-break/>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 hvordan vil det fungere med mindre velfungerende børn?(forventes at fungere fint, anekdote fra legepladsen), hvor meget kan klassekulturen holde til?]</text:p>
      <text:p text:style-name="Text_20_body"/>
      <text:h text:style-name="Heading_20_2" text:outline-level="2">Appendix: overensstemmelse mellem skolens personlighedsudviklingsmodel og KKs Pædagogisk Perspektiv</text:h>
      <text:p text:style-name="Text_20_body">[tabel]</text:p>
      <text:h text:style-name="Heading_20_2" text:outline-level="2">Appendix: overensstemmelse mellem kravene i matematik i Danmark, Finland og Frankrig</text:h>
      <text:p text:style-name="Text_20_body">[]</text:p>
      <text:h text:style-name="Heading_20_2" text:outline-level="2">Appendix: eksempel på test</text:h>
      <text:p text:style-name="Text_20_body">[]</text:p>
      <text:h text:style-name="Heading_20_2" text:outline-level="2">Appendix: eksempel på punktevaluering af spontant forløb</text:h>
      <text:p text:style-name="Text_20_body"/>
      <text:h text:style-name="Heading_20_2" text:outline-level="2">Appendix: evaluering af personlig udvikling</text:h>
      <text:p text:style-name="Text_20_body">[]</text:p>
      <text:h text:style-name="Heading_20_2" text:outline-level="2">Referencer</text:h>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3-19T10:03:36</dc:date>
    <meta:editing-duration>P1DT33M3S</meta:editing-duration>
    <meta:editing-cycles>11</meta:editing-cycles>
    <meta:generator>LibreOffice/3.4$Linux LibreOffice_project/340m1$Build-502</meta:generator>
    <meta:document-statistic meta:table-count="0" meta:image-count="0" meta:object-count="0" meta:page-count="8" meta:paragraph-count="169" meta:word-count="1214" meta:character-count="8844" meta:non-whitespace-character-count="7751"/>
  </office:meta>
</office:document-meta>
</file>